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DATA_CH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DATA_LSB_CH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DATA_CH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DATA_LSB_CH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DATA_CH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DATA_LSB_CH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DATA_CH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DATA_LSB_CH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RCOUNT_CH0</text:p>
          </table:table-cell>
          <table:table-cell office:value-type="string" calcext:value-type="string">
            <text:p>0x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COUNT_CH1</text:p>
          </table:table-cell>
          <table:table-cell office:value-type="string" calcext:value-type="string">
            <text:p>0x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RCOUNT_CH2</text:p>
          </table:table-cell>
          <table:table-cell office:value-type="string" calcext:value-type="string">
            <text:p>0x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RCOUNT_CH3</text:p>
          </table:table-cell>
          <table:table-cell office:value-type="string" calcext:value-type="string">
            <text:p>0x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OFFSET_CH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c0D</text:p>
          </table:table-cell>
          <table:table-cell office:value-type="string" calcext:value-type="string">
            <text:p>OFFSET_CH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OFFSET_CH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OFFSET_CH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ETTLECOUNT_CH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SETTLECOUNT_CH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ETTLECOUNT_CH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SETTLECOUNT_CH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CLOCK_DIVIDERS_ 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LOCK_DIVIDERS_ 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CLOCK_DIVIDERS_ 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CLOCK_DIVIDERS_ 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STATUS_CONFIG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0x2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MUX_CONFIG</text:p>
          </table:table-cell>
          <table:table-cell office:value-type="string" calcext:value-type="string">
            <text:p>0x02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RESET_DEV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DRIVE_CURRENT_CH0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DRIVE_CURRENT_CH1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DRIVE_CURRENT_CH2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DRIVE_CURRENT_CH3</text:p>
          </table:table-cell>
          <table:table-cell office:value-type="string" calcext:value-type="string">
            <text:p>0x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0x5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DEVICE_ID</text:p>
          </table:table-cell>
          <table:table-cell office:value-type="string" calcext:value-type="string">
            <text:p>0x30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8:14:17.173604803</meta:creation-date>
    <dc:date>2017-01-03T18:28:47.127888270</dc:date>
    <meta:editing-duration>PT14M31S</meta:editing-duration>
    <meta:editing-cycles>2</meta:editing-cycles>
    <meta:generator>LibreOffice/5.2.2.2$Linux_X86_64 LibreOffice_project/20m0$Build-2</meta:generator>
    <meta:document-statistic meta:table-count="1" meta:cell-count="110" meta:object-count="0"/>
  </office:meta>
</office:document-meta>
</file>